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officeooo:paragraph-rsid="001edb1f"/>
    </style:style>
    <style:style style:name="P2" style:family="paragraph" style:parent-style-name="Text_20_body">
      <style:text-properties officeooo:paragraph-rsid="001edb1f"/>
    </style:style>
    <style:style style:name="P3" style:family="paragraph" style:parent-style-name="Heading_20_3">
      <style:text-properties officeooo:paragraph-rsid="001edb1f"/>
    </style:style>
    <style:style style:name="P4" style:family="paragraph" style:parent-style-name="Preformatted_20_Text" style:list-style-name="L9"/>
    <style:style style:name="P5" style:family="paragraph" style:parent-style-name="Preformatted_20_Text" style:list-style-name="L9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10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 style:list-style-name="L13"/>
    <style:style style:name="P8" style:family="paragraph" style:parent-style-name="Standard">
      <style:paragraph-properties fo:text-align="center" style:justify-single-word="false"/>
      <style:text-properties officeooo:paragraph-rsid="001edb1f"/>
    </style:style>
    <style:style style:name="P9" style:family="paragraph" style:parent-style-name="Text_20_body">
      <style:text-properties officeooo:paragraph-rsid="001edb1f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 fo:padding="0cm" fo:border="non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 fo:padding="0cm" fo:border="non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10">
      <style:paragraph-properties fo:margin-top="0cm" fo:margin-bottom="0cm" style:contextual-spacing="false"/>
    </style:style>
    <style:style style:name="P17" style:family="paragraph" style:parent-style-name="Text_20_body" style:list-style-name="L11"/>
    <style:style style:name="P18" style:family="paragraph" style:parent-style-name="Text_20_body" style:list-style-name="L11">
      <style:paragraph-properties fo:margin-top="0cm" fo:margin-bottom="0cm" style:contextual-spacing="false"/>
    </style:style>
    <style:style style:name="P19" style:family="paragraph" style:parent-style-name="Text_20_body" style:list-style-name="L12"/>
    <style:style style:name="P20" style:family="paragraph" style:parent-style-name="Text_20_body" style:list-style-name="L12">
      <style:paragraph-properties fo:margin-top="0cm" fo:margin-bottom="0cm" style:contextual-spacing="false"/>
    </style:style>
    <style:style style:name="P21" style:family="paragraph" style:parent-style-name="Text_20_body" style:list-style-name="L13">
      <style:paragraph-properties fo:margin-top="0cm" fo:margin-bottom="0cm" style:contextual-spacing="false"/>
    </style:style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none" officeooo:rsid="00001c1f" fo:background-color="#ffffff" loext:char-shading-value="0"/>
    </style:style>
    <style:style style:name="T3" style:family="text">
      <style:text-properties officeooo:rsid="0022b947"/>
    </style:style>
    <style:style style:name="T4" style:family="text">
      <style:text-properties officeooo:rsid="0024636d"/>
    </style:style>
    <style:style style:name="T5" style:family="text">
      <style:text-properties officeooo:rsid="0025120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a xlink:type="simple" xlink:href="https://campusvirtual.tameformacion.com/course/view.php?id=103" text:style-name="Internet_20_link" text:visited-style-name="Visited_20_Internet_20_Link"><text:span text:style-name="T2">Programación multimedia</text:span></text:a><text:span text:style-name="T1"> criterios de evaluación</text:span></text:p>
      <text:p text:style-name="P1"><text:tab/><text:tab/><text:tab/><text:tab/><text:tab/><text:tab/>Entregable 2</text:p>
      <text:p text:style-name="P1"/>
      <text:p text:style-name="P1"/>
      <text:h text:style-name="P3" text:outline-level="3"><text:span text:style-name="Strong_20_Emphasis">a) Se ha establecido la lógica de un nuevo juego. </text:span></text:h>
      <text:list text:style-name="L8">
        <text:list-item>
          <text:p text:style-name="P13"><text:span text:style-name="Strong_20_Emphasis">Similitudes:</text:span></text:p>
          <text:list>
            <text:list-item>
              <text:p text:style-name="P13">Ambos comparten conceptos fundamentales como escenas, objetos y materiales.</text:p>
            </text:list-item>
            <text:list-item>
              <text:p text:style-name="P13">Se requiere una cámara para establecer el punto de vista, aunque su implementación varía.</text:p>
            </text:list-item>
            <text:list-item>
              <text:p text:style-name="P13">Se usan bucles de renderizado (<text:span text:style-name="Source_20_Text">requestAnimationFrame</text:span>) para actualizar la escena continuamente.</text:p>
            </text:list-item>
          </text:list>
        </text:list-item>
        <text:list-item>
          <text:p text:style-name="P13"><text:span text:style-name="Strong_20_Emphasis">Diferencias:</text:span></text:p>
          <text:list>
            <text:list-item>
              <text:p text:style-name="P13">Los juegos 2D trabajan principalmente en un plano (ejes X e Y) mientras que los juegos 3D añaden profundidad (eje Z).</text:p>
            </text:list-item>
            <text:list-item>
              <text:p text:style-name="P13">En 3D se utilizan librerías como <text:span text:style-name="Source_20_Text">Three.js</text:span>, donde se manejan geometrías más complejas y cámaras en perspectiva.</text:p>
            </text:list-item>
            <text:list-item>
              <text:p text:style-name="P12">Los juegos 3D suelen incluir técnicas como sombreado y texturas HDR para dar realismo, como en tu ejemplo con <text:span text:style-name="Source_20_Text">RGBELoader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b) </text:span><text:span text:style-name="Source_20_Text">Se han creado los objetos necesarios para el juego y definido sus características. </text:span></text:h>
      <text:list text:style-name="L9">
        <text:list-item>
          <text:p text:style-name="P15"><text:span text:style-name="Strong_20_Emphasis">THREE.Mesh:</text:span></text:p>
          <text:list>
            <text:list-item>
              <text:p text:style-name="P15">Se usa para crear objetos renderizables. Combina una geometría (<text:span text:style-name="Source_20_Text">THREE.BoxGeometry</text:span>, <text:span text:style-name="Source_20_Text">THREE.SphereGeometry</text:span>) con un material (<text:span text:style-name="Source_20_Text">THREE.MeshPhongMaterial</text:span>, <text:span text:style-name="Source_20_Text">THREE.MeshBasicMaterial</text:span>).</text:p>
            </text:list-item>
          </text:list>
        </text:list-item>
        <text:list-item>
          <text:p text:style-name="P15"><text:span text:style-name="Strong_20_Emphasis">THREE.Object3D:</text:span></text:p>
          <text:list>
            <text:list-item>
              <text:p text:style-name="P14">Es un contenedor genérico que puede almacenar otros objetos y actuar como una jerarquía. Ideal para agrupar y manejar múltiples objet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c) </text:span><text:span text:style-name="Source_20_Text">Se han creado las escenas del juego y distribuido los objetos en las mismas. </text:span></text:h>
      <text:list text:style-name="L10">
        <text:list-item>
          <text:p text:style-name="P16"><text:span text:style-name="Strong_20_Emphasis">Escena como raíz:</text:span></text:p>
          <text:list>
            <text:list-item>
              <text:p text:style-name="P16">La escena (<text:span text:style-name="Source_20_Text">THREE.Scene</text:span>) es el nodo principal donde todos los objetos se agrupan.</text:p>
            </text:list-item>
            <text:list-item>
              <text:p text:style-name="P16">Todos los elementos (<text:span text:style-name="Source_20_Text">THREE.Mesh</text:span>, <text:span text:style-name="Source_20_Text">THREE.Light</text:span>, cámaras) deben añadirse a la escena para renderizarse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>d) Se han creado materiales para determinar las propiedades finales de la superficie de un objeto. </text:span></text:h>
      <text:list text:style-name="L11">
        <text:list-item>
          <text:p text:style-name="P18"><text:span text:style-name="Strong_20_Emphasis"><text:span text:style-name="Source_20_Text">THREE.MeshPhongMaterial</text:span></text:span><text:span text:style-name="Strong_20_Emphasis">:</text:span></text:p>
          <text:list>
            <text:list-item>
              <text:p text:style-name="P18">Material basado en la reflexión especular, adecuado para objetos con brillo y luces dinámicas.</text:p>
            </text:list-item>
            <text:list-item>
              <text:p text:style-name="P18">Ejemplo: El cubo rojo utiliza este material para reflejar la luz puntual.</text:p>
            </text:list-item>
          </text:list>
        </text:list-item>
        <text:list-item>
          <text:p text:style-name="P18"><text:span text:style-name="Strong_20_Emphasis"><text:span text:style-name="Source_20_Text">THREE.MeshBasicMaterial</text:span></text:span><text:span text:style-name="Strong_20_Emphasis">:</text:span></text:p>
          <text:list>
            <text:list-item>
              <text:p text:style-name="P18">Material básico sin iluminación, útil para texturas que no requieren interacciones con la luz.</text:p>
            </text:list-item>
            <text:list-item>
              <text:p text:style-name="P17">Ejemplo: La esfera de entorno usa este material para mostrar un fondo texturizado.</text:p>
            </text:list-item>
          </text:list>
        </text:list-item>
      </text:list>
      <text:p text:style-name="Horizontal_20_Line"/>
      <text:h text:style-name="Heading_20_3" text:outline-level="3"><text:span text:style-name="Strong_20_Emphasis">e) Se han establecido las propiedades físicas de los objetos. </text:span></text:h>
      <text:list text:style-name="L12">
        <text:list-item>
          <text:p text:style-name="P20"><text:span text:style-name="Strong_20_Emphasis">Colisiones y gravedad:</text:span></text:p>
          <text:list>
            <text:list-item>
              <text:p text:style-name="P20">Los motores como <text:span text:style-name="Source_20_Text">Cannon.js</text:span> o <text:span text:style-name="Source_20_Text">Ammo.js</text:span> pueden integrarse para manejar física avanzada.</text:p>
            </text:list-item>
            <text:list-item>
              <text:p text:style-name="P19">En tu caso, el control de posición (ejes X, Z) simula el movimiento, y las rotaciones de objetos permiten definir interacciones básicas.</text:p>
            </text:list-item>
          </text:list>
        </text:list-item>
      </text:list>
      <text:p text:style-name="Horizontal_20_Line"/>
      <text:h text:style-name="Heading_20_3" text:outline-level="3"><text:span text:style-name="Strong_20_Emphasis">g) Se han utilizado cámaras y configurado la iluminación. </text:span></text:h>
      <text:list text:style-name="L13">
        <text:list-item>
          <text:p text:style-name="P21"><text:span text:style-name="Strong_20_Emphasis">Efecto Parallax en 2D:</text:span></text:p>
          <text:list>
            <text:list-item>
              <text:p text:style-name="P21">En 2D, el parallax se simula moviendo capas del fondo a distintas velocidades en el eje horizontal o vertical.</text:p>
            </text:list-item>
          </text:list>
        </text:list-item>
        <text:list-item>
          <text:p text:style-name="P21"><text:span text:style-name="Strong_20_Emphasis">Cámara 3D:</text:span></text:p>
          <text:list>
            <text:list-item>
              <text:p text:style-name="P21">Una cámara en perspectiva (<text:span text:style-name="Source_20_Text">THREE.PerspectiveCamera</text:span>) define el campo de visión, aspecto y planos de recorte.</text:p>
            </text:list-item>
          </text:list>
        </text:list-item>
      </text:list>
      <text:p text:style-name="Horizontal_20_Line"/>
      <text:h text:style-name="Heading_20_3" text:outline-level="3"><text:span text:style-name="Strong_20_Emphasis">i) Se han realizado pruebas de funcionamiento y optimización de los juegos desarrollados. </text:span></text:h>
      <text:list text:style-name="L14">
        <text:list-item>
          <text:p text:style-name="P23"><text:span text:style-name="Strong_20_Emphasis">Uso de consola:</text:span></text:p>
          <text:list>
            <text:list-item>
              <text:p text:style-name="P23">Se verifica el rendimiento monitorizando FPS, consumo de CPU y RAM.</text:p>
            </text:list-item>
            <text:list-item>
              <text:p text:style-name="P22">El método <text:span text:style-name="Source_20_Text">console.log</text:span> puede ayudar a depurar, como en tu ejemplo al cargar modelos:</text:p>
            </text:list-item>
          </text:list>
        </text:list-item>
        <text:list-item>
          <text:p text:style-name="P23"><text:span text:style-name="Strong_20_Emphasis">Optimización:</text:span></text:p>
          <text:list>
            <text:list-item>
              <text:p text:style-name="P23">Reducir geometrías y texturas excesivamente complejas.</text:p>
            </text:list-item>
            <text:list-item>
              <text:p text:style-name="P22">Usar luces eficientes como <text:span text:style-name="Source_20_Text">AmbientLight</text:span> en lugar de múltiples fuentes puntuales.</text:p>
            </text:list-item>
          </text:list>
        </text:list-item>
      </text:list>
      <text:p text:style-name="P2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8:16:40.570000000</meta:creation-date>
    <dc:date>2024-11-17T16:41:33.928000000</dc:date>
    <meta:editing-duration>PT37M50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3" meta:word-count="468" meta:character-count="2979" meta:non-whitespace-character-count="2575"/>
  </office:meta>
</office:document-meta>
</file>